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BB000000FA0E285C0D.jpg" manifest:media-type="image/jpeg"/>
  <manifest:file-entry manifest:full-path="Pictures/10000000000000BB000000FAE58E0E5B.jpg" manifest:media-type="image/jpeg"/>
  <manifest:file-entry manifest:full-path="Pictures/10000000000000BB000000FA70BB0777.jpg" manifest:media-type="image/jpeg"/>
  <manifest:file-entry manifest:full-path="Pictures/10000000000000BB000000FA6DD504E1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 style:parent-style-name="Standard">
      <style:text-properties officeooo:rsid="00149fb7" officeooo:paragraph-rsid="00149f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206cm" svg:y="-0.318cm" svg:width="7.052cm" svg:height="9.428cm" draw:z-index="0"><draw:image xlink:href="Pictures/10000000000000BB000000FA6DD504E1.jpg" xlink:type="simple" xlink:show="embed" xlink:actuate="onLoad"/></draw:frame><draw:frame draw:style-name="fr1" draw:name="Image4" text:anchor-type="paragraph" svg:x="7.562cm" svg:y="-0.37cm" svg:width="7.026cm" svg:height="9.393cm" draw:z-index="3"><draw:image xlink:href="Pictures/10000000000000BB000000FA70BB0777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0.286cm" svg:y="0.379cm" svg:width="6.973cm" svg:height="9.322cm" draw:z-index="2"><draw:image xlink:href="Pictures/10000000000000BB000000FAE58E0E5B.jpg" xlink:type="simple" xlink:show="embed" xlink:actuate="onLoad"/></draw:frame></text:p>
      <text:p text:style-name="P1"><draw:frame draw:style-name="fr1" draw:name="Image2" text:anchor-type="paragraph" svg:x="7.643cm" svg:y="0.025cm" svg:width="6.971cm" svg:height="9.32cm" draw:z-index="1"><draw:image xlink:href="Pictures/10000000000000BB000000FA0E285C0D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gsana New1" svg:font-family="'Angsana Ne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Lucida Sans Unicode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ngsana New1" style:font-family-complex="'Angsana New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ngsana New1" style:font-family-complex="'Angsana New'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 style:font-family-complex="'Angsana New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9T16:46:54.468000000</meta:creation-date>
    <meta:print-date>2015-07-29T16:58:18.937000000</meta:print-date>
    <dc:date>2015-08-12T15:10:10.468000000</dc:date>
    <meta:editing-duration>PT45M13S</meta:editing-duration>
    <meta:editing-cycles>7</meta:editing-cycles>
    <meta:generator>LibreOffice/4.3.0.4$Windows_x86 LibreOffice_project/62ad5818884a2fc2e5780dd45466868d41009ec0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